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1563in" fo:margin-left="-0.4701in" fo:margin-top="0in" fo:margin-bottom="0in" table:align="left"/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1.1778in"/>
    </style:style>
    <style:style style:name="Table1.D" style:family="table-column">
      <style:table-column-properties style:column-width="0.7194in"/>
    </style:style>
    <style:style style:name="Table1.F" style:family="table-column">
      <style:table-column-properties style:column-width="0.7188in"/>
    </style:style>
    <style:style style:name="Table1.H" style:family="table-column">
      <style:table-column-properties style:column-width="1.1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 fo:padding="0in" fo:border="non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9" style:family="paragraph" style:parent-style-name="Standard">
      <style:paragraph-properties fo:margin-left="1.5in" fo:margin-right="0in" fo:margin-top="0in" fo:margin-bottom="0in" loext:contextual-spacing="false" fo:text-indent="0.5in" style:auto-text-indent="false" fo:padding="0in" fo:border="none"/>
    </style:style>
    <style:style style:name="P10" style:family="paragraph" style:parent-style-name="Standard">
      <style:paragraph-properties fo:margin-left="1.5in" fo:margin-right="0in" fo:margin-top="0in" fo:margin-bottom="0in" loext:contextual-spacing="false" fo:text-indent="0in" style:auto-text-indent="false" fo:padding="0in" fo:border="non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0166012635748831" text:style-name="WWNum1">
        <text:list-item>
          <text:p text:style-name="P2">Pantalla de presentación.</text:p>
          <text:list>
            <text:list-item>
              <text:p text:style-name="P3">Título.</text:p>
            </text:list-item>
            <text:list-item>
              <text:p text:style-name="P3">Fecha.</text:p>
            </text:list-item>
            <text:list-item>
              <text:p text:style-name="P3">Autor.</text:p>
            </text:list-item>
          </text:list>
        </text:list-item>
        <text:list-item>
          <text:p text:style-name="P1">Menú principal.</text:p>
          <text:list>
            <text:list-item>
              <text:p text:style-name="P3">Definir jugadores (submenú).</text:p>
            </text:list-item>
            <text:list-item>
              <text:p text:style-name="P3">Jugar.</text:p>
            </text:list-item>
            <text:list-item>
              <text:p text:style-name="P3">Instrucciones.</text:p>
            </text:list-item>
            <text:list-item>
              <text:p text:style-name="P3">Salir.</text:p>
            </text:list-item>
          </text:list>
        </text:list-item>
        <text:list-item>
          <text:p text:style-name="P1">Submenú definir jugadores.</text:p>
          <text:list>
            <text:list-item>
              <text:p text:style-name="P3">Jugador 1 - Jugador 1 - Humano - Activo (por defecto)</text:p>
            </text:list-item>
            <text:list-item>
              <text:p text:style-name="P3">Jugador 2 - cpu 2 - Máquina - Activo (por defecto)</text:p>
            </text:list-item>
          </text:list>
        </text:list-item>
        <text:list-item>
          <text:p text:style-name="P1">Jugar. Mecánica del juego.</text:p>
          <text:list>
            <text:list-item>
              <text:p text:style-name="P3"><text:span text:style-name="T2">Elementos del juego</text:span>.</text:p>
              <text:list>
                <text:list-item>
                  <text:p text:style-name="P4">5 dados tipo Póker, según su valor son:</text:p>
                  <text:list>
                    <text:list-item>
                      <text:p text:style-name="P5">Negro (representada por 7 puntos de color negro). </text:p>
                    </text:list-item>
                    <text:list-item>
                      <text:p text:style-name="P5">Rojo (representada por 8 puntos de color rojo).</text:p>
                    </text:list-item>
                    <text:list-item>
                      <text:p text:style-name="P5">Jota (representada por una “J” de color negro).</text:p>
                    </text:list-item>
                    <text:list-item>
                      <text:p text:style-name="P5">Dama (representada por una “Q” de color negro).</text:p>
                    </text:list-item>
                    <text:list-item>
                      <text:p text:style-name="P5">Rey (Representada por una “K” de color rojo).</text:p>
                    </text:list-item>
                    <text:list-item>
                      <text:p text:style-name="P5"><text:soft-page-break/>As. También actúa como comodín (Representada por un punto grueso de color rojo).</text:p>
                    </text:list-item>
                  </text:list>
                </text:list-item>
                <text:list-item>
                  <text:p text:style-name="P4">Cubeta para lanzar dados.</text:p>
                </text:list-item>
                <text:list-item>
                  <text:p text:style-name="P4">Tapete sobre el que lanzar los dados.</text:p>
                </text:list-item>
              </text:list>
            </text:list-item>
            <text:list-item>
              <text:p text:style-name="P3"><text:span text:style-name="T2">Rondas</text:span>.</text:p>
              <text:list>
                <text:list-item>
                  <text:p text:style-name="P4">Se establecen dos rondas.</text:p>
                </text:list-item>
                <text:list-item>
                  <text:p text:style-name="P4">La primera de libre elección de figuras.</text:p>
                </text:list-item>
                <text:list-item>
                  <text:p text:style-name="P4">La segunda se denomina “obligada” y las figuras son obligatorias en cada turno, comenzando desde la figura de menor valor (negro) y siguiendo de manera ascendente hasta finalizar en la de mayor valor (as). Al menos hay que sacar una figura, no computaría el turno si todos son comodines.</text:p>
                </text:list-item>
                <text:list-item>
                  <text:p text:style-name="P4">Cada ronda se compone de seis turnos por jugador hasta completar todas figuras. </text:p>
                </text:list-item>
              </text:list>
            </text:list-item>
            <text:list-item>
              <text:p text:style-name="P3"><text:span text:style-name="T2">Turnos</text:span>.</text:p>
              <text:list>
                <text:list-item>
                  <text:p text:style-name="P4">Los turnos se componen de tres tiradas. </text:p>
                </text:list-item>
                <text:list-item>
                  <text:p text:style-name="P4">En cada turno hay que seleccionar una y solo una figura para puntuar.</text:p>
                </text:list-item>
                <text:list-item>
                  <text:p text:style-name="P4">El As actúa como comodín, pudiendo tomar el valor del resto de figuras.</text:p>
                </text:list-item>
                <text:list-item>
                  <text:p text:style-name="P4">Para seleccionar una figura, ésta debe haber salido en la tirada (o algún As). </text:p>
                </text:list-item>
                <text:list-item>
                  <text:p text:style-name="P4">Los dados con el valor de la figura seleccionada, incluidos los Ases, se retiran y se sigue lanzando con el resto de dados.</text:p>
                </text:list-item>
                <text:list-item>
                  <text:p text:style-name="P4">No es posible cambiar la selección de la figura en el transcurso del turno, excepto si se seleccionó previamente Ases y posteriormente se decide jugar con otra figura, incluso si ésta no ha llegado a salir. </text:p>
                </text:list-item>
                <text:list-item>
                  <text:p text:style-name="P4">Si durante el turno, en la primera o segunda tirada se llegan a utilizar todos los dados, se produce lo que se denomina “doblada” y se procede a volver a utilizar los cinco dados, sin por ello dejar de computar el número de figuras conseguidas hasta entonces.</text:p>
                </text:list-item>
                <text:list-item>
                  <text:p text:style-name="P4">Los puntos conseguidos en cada turno se computan multiplicando el número de figuras (incluidos Ases) por el valor de dicha figura, según lo especificado en el punto 4.</text:p>
                </text:list-item>
              </text:list>
            </text:list-item>
            <text:list-item>
              <text:p text:style-name="P3"><text:span text:style-name="T2">Resultado</text:span>. El resultado final del juego se obtiene de sumar el total de puntos conseguidos en la suma de las dos rondas.</text:p>
            </text:list-item>
          </text:list>
        </text:list-item>
      </text:list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ext:soft-page-break/>
        <table:table-row table:style-name="Table1.1">
          <table:table-cell table:style-name="Table1.A1" office:value-type="string">
            <text:p text:style-name="P7">JUGADOR</text:p>
          </table:table-cell>
          <table:table-cell table:style-name="Table1.A1" office:value-type="string">
            <text:p text:style-name="P7">NEGRO</text:p>
          </table:table-cell>
          <table:table-cell table:style-name="Table1.A1" office:value-type="string">
            <text:p text:style-name="P7">ROJO</text:p>
          </table:table-cell>
          <table:table-cell table:style-name="Table1.A1" office:value-type="string">
            <text:p text:style-name="P7">JOTA</text:p>
          </table:table-cell>
          <table:table-cell table:style-name="Table1.A1" office:value-type="string">
            <text:p text:style-name="P7">DAMA</text:p>
          </table:table-cell>
          <table:table-cell table:style-name="Table1.A1" office:value-type="string">
            <text:p text:style-name="P7">REY</text:p>
          </table:table-cell>
          <table:table-cell table:style-name="Table1.A1" office:value-type="string">
            <text:p text:style-name="P7">AS</text:p>
          </table:table-cell>
          <table:table-cell table:style-name="Table1.A1" office:value-type="string">
            <text:p text:style-name="P7">TOTAL</text:p>
          </table:table-cell>
        </table:table-row>
        <table:table-row table:style-name="Table1.1">
          <table:table-cell table:style-name="Table1.A1" office:value-type="string">
            <text:p text:style-name="P7">J1</text:p>
          </table:table-cell>
          <table:table-cell table:style-name="Table1.A1" office:value-type="string">
            <text:p text:style-name="P7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7"><text:span text:style-name="T2">Total Ptos</text:span>.</text:p>
          </table:table-cell>
        </table:table-row>
        <table:table-row table:style-name="Table1.1">
          <table:table-cell table:style-name="Table1.A1" office:value-type="string">
            <text:p text:style-name="P7">J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Ptos ronda 1 + Ptos ronda 2</text:p>
          </table:table-cell>
          <table:table-cell table:style-name="Table1.A1" office:value-type="string">
            <text:p text:style-name="P8"><text:span text:style-name="T2">Total Ptos.</text:span></text:p>
          </table:table-cell>
        </table:table-row>
      </table:table>
      <text:p text:style-name="P6"><text:soft-page-break/></text:p>
      <text:p text:style-name="P6"/>
      <text:p text:style-name="P6"/>
      <text:p text:style-name="P6"><text:span text:style-name="T3">for (int ronda = 1; ronda &lt; 3; ronda++){</text:span></text:p>
      <text:p text:style-name="P6"><text:span text:style-name="T3"><text:tab/>for (int jugador = 1; jugador &lt; numJugadores; jugador++){</text:span></text:p>
      <text:p text:style-name="P6"><text:span text:style-name="T3"><text:tab/><text:tab/>for (int tirada=1; tirada &lt; 4; tirada++){</text:span></text:p>
      <text:p text:style-name="P9"><text:span text:style-name="T3">cubeta.lanzar();</text:span></text:p>
      <text:p text:style-name="P9"><text:span text:style-name="T3">tapete.seleccionarDados(jugador);</text:span></text:p>
      <text:p text:style-name="P10"><text:span text:style-name="T3">}</text:span></text:p>
      <text:p text:style-name="P11"><text:span text:style-name="T3">}</text:span></text:p>
      <text:p text:style-name="P6"><text:span text:style-name="T3">}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0" meta:word-count="562" meta:character-count="2944" meta:non-whitespace-character-count="2481"/>
    <meta:generator>LibreOfficeDev/5.1.0.3$Linux_X86_64 LibreOffice_project/</meta:generator>
  </office:meta>
</office:document-meta>
</file>